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2.5cm" svg:height="1.3cm" svg:x="3.5cm" svg:y="6.5cm">
          <text:p text:style-name="P1"><text:span text:style-name="T1">CONTRATO</text:span></text:p>
          <text:p text:style-name="P1"><text:span text:style-name="T1">PENDIEN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2.4cm" svg:height="1.9cm" svg:x="7.5cm" svg:y="6.2cm">
          <text:p text:style-name="P1"><text:span text:style-name="T1">¿complet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2.2cm" svg:y1="4.3cm" svg:x2="20cm" svg:y2="4.3cm">
          <text:p/>
        </draw:line>
        <draw:frame draw:style-name="gr3" draw:layer="layout" svg:width="16.4cm" svg:height="1.05cm" svg:x="2.4cm" svg:y="1.3cm">
          <draw:text-box>
            <text:p>Gestión de Contratos <text:s/>(1)</text:p>
          </draw:text-box>
        </draw:frame>
        <draw:line draw:style-name="gr2" draw:text-style-name="P1" draw:layer="layout" svg:x1="6.6cm" svg:y1="3.1cm" svg:x2="6.6cm" svg:y2="27.7cm">
          <text:p/>
        </draw:line>
        <draw:connector draw:style-name="gr4" draw:text-style-name="P1" draw:layer="layout" draw:type="line" svg:x1="6cm" svg:y1="7.15cm" svg:x2="7.5cm" svg:y2="7.15cm" draw:start-shape="id1" draw:start-glue-point="1" draw:end-shape="id2" svg:d="M6000 7150h1500" svg:viewBox="0 0 1501 1">
          <text:p/>
        </draw:connector>
        <draw:frame draw:style-name="gr5" draw:text-style-name="P3" draw:layer="layout" svg:width="3.6cm" svg:height="0.848cm" draw:transform="rotate (1.5700981950941) translate (1.397cm 17.412cm)">
          <draw:text-box>
            <text:p text:style-name="P1"><text:span text:style-name="T2">Validación</text:span></text:p>
          </draw:text-box>
        </draw:frame>
        <draw:frame draw:style-name="gr5" draw:text-style-name="P3" draw:layer="layout" svg:width="3.6cm" svg:height="0.848cm" draw:transform="rotate (1.5700981950941) translate (1.398cm 8.413cm)">
          <draw:text-box>
            <text:p text:style-name="P1"><text:span text:style-name="T2">Ingreso</text:span></text:p>
          </draw:text-box>
        </draw:frame>
        <draw:frame draw:style-name="gr5" draw:text-style-name="P4" draw:layer="layout" svg:width="4.901cm" svg:height="1.445cm" draw:transform="rotate (1.5700981950941) translate (1.1cm 22.701cm)">
          <draw:text-box>
            <text:p text:style-name="P1"><text:span text:style-name="T2">Recaudación GADM&amp;C</text:span></text:p>
          </draw:text-box>
        </draw:frame>
        <draw:frame draw:style-name="gr5" draw:text-style-name="P3" draw:layer="layout" svg:width="3.6cm" svg:height="1.445cm" draw:transform="rotate (0.00820304748437335) translate (6.72cm 2.805cm)">
          <draw:text-box>
            <text:p text:style-name="P1"><text:span text:style-name="T3">Supervisor Comercial</text:span></text:p>
          </draw:text-box>
        </draw:frame>
        <draw:frame draw:style-name="gr5" draw:text-style-name="P4" draw:layer="layout" svg:width="4.901cm" svg:height="1.445cm" draw:transform="rotate (1.5700981950941) translate (1.101cm 27.002cm)">
          <draw:text-box>
            <text:p text:style-name="P1"><text:span text:style-name="T2">Facturación GADM&amp;C</text:span></text:p>
          </draw:text-box>
        </draw:frame>
        <draw:frame draw:style-name="gr5" draw:text-style-name="P3" draw:layer="layout" svg:width="3.6cm" svg:height="1.445cm" draw:transform="rotate (0.00820304748437335) translate (10.52cm 2.806cm)">
          <draw:text-box>
            <text:p text:style-name="P1"><text:span text:style-name="T3">Asistente Comercial</text:span></text:p>
          </draw:text-box>
        </draw:frame>
        <draw:frame draw:style-name="gr5" draw:text-style-name="P3" draw:layer="layout" svg:width="3.6cm" svg:height="0.848cm" draw:transform="rotate (0.00820304748437335) translate (15.347cm 2.865cm)">
          <draw:text-box>
            <text:p text:style-name="P1"><text:span text:style-name="T3">Cobranzas</text:span></text:p>
          </draw:text-box>
        </draw:frame>
        <draw:line draw:style-name="gr2" draw:text-style-name="P1" draw:layer="layout" svg:x1="10.5cm" svg:y1="3.1cm" svg:x2="10.5cm" svg:y2="27.7cm">
          <text:p/>
        </draw:line>
        <draw:line draw:style-name="gr2" draw:text-style-name="P1" draw:layer="layout" svg:x1="14cm" svg:y1="3.1cm" svg:x2="14cm" svg:y2="27.7cm">
          <text:p/>
        </draw:line>
        <draw:frame draw:style-name="gr5" draw:text-style-name="P3" draw:layer="layout" svg:width="3.6cm" svg:height="0.848cm" draw:transform="rotate (0.00820304748437335) translate (15.421cm 3.406cm)">
          <draw:text-box>
            <text:p text:style-name="P1"><text:span text:style-name="T3">Facturación</text:span></text:p>
          </draw:text-box>
        </draw:frame>
        <draw:line draw:style-name="gr2" draw:text-style-name="P1" draw:layer="layout" svg:x1="2.6cm" svg:y1="3.1cm" svg:x2="2.6cm" svg:y2="27.7cm">
          <text:p/>
        </draw:line>
        <draw:custom-shape draw:style-name="gr1" draw:text-style-name="P5" xml:id="id3" draw:id="id3" draw:layer="layout" svg:width="2.9cm" svg:height="0.7cm" svg:x="3.3cm" svg:y="4.6cm">
          <text:p text:style-name="P1"><text:span text:style-name="T4">inici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4.75cm" svg:y1="5.3cm" svg:x2="4.75cm" svg:y2="6.5cm" draw:start-shape="id3" draw:start-glue-point="8" draw:end-shape="id1" draw:end-glue-point="0" svg:d="M4750 5300v1200" svg:viewBox="0 0 1 1201">
          <text:p/>
        </draw:connector>
        <draw:frame draw:style-name="gr5" draw:text-style-name="P3" draw:layer="layout" svg:width="3.6cm" svg:height="0.848cm" draw:transform="rotate (1.5700981950941) translate (1.398cm 12.913cm)">
          <draw:text-box>
            <text:p text:style-name="P1"><text:span text:style-name="T2">Aprobación</text:span></text:p>
          </draw:text-box>
        </draw:frame>
        <draw:frame draw:style-name="gr5" draw:text-style-name="P3" draw:layer="layout" svg:width="3.6cm" svg:height="1.445cm" draw:transform="rotate (0.00820304748437335) translate (2.82cm 2.806cm)">
          <draw:text-box>
            <text:p text:style-name="P1"><text:span text:style-name="T3">Ejecutivo Comercial</text:span></text:p>
          </draw:text-box>
        </draw:frame>
        <draw:custom-shape draw:style-name="gr1" draw:text-style-name="P1" xml:id="id4" draw:id="id4" draw:layer="layout" svg:width="2.6cm" svg:height="1.3cm" svg:x="7.4cm" svg:y="9.3cm">
          <text:p text:style-name="P1"><text:span text:style-name="T1">CONTRATO</text:span></text:p>
          <text:p text:style-name="P1"><text:span text:style-name="T1">PENDIENTE</text:span>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draw:type="line" svg:x1="8.7cm" svg:y1="8.1cm" svg:x2="8.7cm" svg:y2="9.3cm" draw:start-shape="id2" draw:start-glue-point="6" draw:end-shape="id4" draw:end-glue-point="0" svg:d="M8700 8100v1200" svg:viewBox="0 0 1 1201">
          <text:p text:style-name="P1"><text:span text:style-name="T1"/></text:p>
          <text:p text:style-name="P1"><text:span text:style-name="T1"/></text:p>
        </draw:connector>
        <draw:connector draw:style-name="gr4" draw:text-style-name="P2" draw:layer="layout" svg:x1="8.7cm" svg:y1="6.2cm" svg:x2="6.2cm" svg:y2="4.95cm" draw:start-shape="id2" draw:start-glue-point="4" draw:end-shape="id3" draw:end-glue-point="10" svg:d="M8700 6200v-1250h-2500" svg:viewBox="0 0 2501 1251">
          <text:p/>
        </draw:connector>
        <draw:custom-shape draw:style-name="gr1" draw:text-style-name="P2" xml:id="id5" draw:id="id5" draw:layer="layout" svg:width="2.4cm" svg:height="1.9cm" svg:x="7.501cm" svg:y="11.301cm">
          <text:p text:style-name="P1"><text:span text:style-name="T1">¿firmad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8.7cm" svg:y1="10.6cm" svg:x2="8.701cm" svg:y2="11.301cm" draw:start-shape="id4" draw:start-glue-point="2" draw:end-shape="id5" draw:end-glue-point="4" svg:d="M8700 10600l1 701" svg:viewBox="0 0 2 702">
          <text:p/>
        </draw:connector>
        <draw:connector draw:style-name="gr4" draw:text-style-name="P1" draw:layer="layout" svg:x1="7.501cm" svg:y1="12.251cm" svg:x2="4.75cm" svg:y2="7.8cm" draw:start-shape="id5" draw:start-glue-point="5" draw:end-shape="id1" draw:end-glue-point="2" svg:d="M7501 12251h-2751v-4451" svg:viewBox="0 0 2752 4452">
          <text:p/>
        </draw:connector>
        <draw:frame draw:style-name="gr7" draw:text-style-name="P6" draw:layer="layout" svg:width="1.031cm" svg:height="0.649cm" svg:x="6.7cm" svg:y="11.7cm">
          <draw:text-box>
            <text:p><text:span text:style-name="T1">NO</text:span></text:p>
          </draw:text-box>
        </draw:frame>
        <draw:frame draw:style-name="gr7" draw:text-style-name="P6" draw:layer="layout" svg:width="0.832cm" svg:height="0.649cm" svg:x="8.501cm" svg:y="8.101cm">
          <draw:text-box>
            <text:p><text:span text:style-name="T1">SI</text:span></text:p>
          </draw:text-box>
        </draw:frame>
        <draw:frame draw:style-name="gr7" draw:text-style-name="P6" draw:layer="layout" svg:width="1.031cm" svg:height="0.649cm" svg:x="7.801cm" svg:y="5.701cm">
          <draw:text-box>
            <text:p><text:span text:style-name="T1">NO</text:span></text:p>
          </draw:text-box>
        </draw:frame>
        <draw:custom-shape draw:style-name="gr1" draw:text-style-name="P1" xml:id="id6" draw:id="id6" draw:layer="layout" svg:width="2.6cm" svg:height="1.3cm" svg:x="10.7cm" svg:y="13.9cm">
          <text:p text:style-name="P1"><text:span text:style-name="T1">CONTRATO</text:span></text:p>
          <text:p text:style-name="P1"><text:span text:style-name="T1">PENDIEN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9.901cm" svg:y1="12.251cm" svg:x2="12cm" svg:y2="13.9cm" draw:start-shape="id5" draw:start-glue-point="7" draw:end-shape="id6" draw:end-glue-point="0" svg:d="M9901 12251h2099v1649" svg:viewBox="0 0 2100 1650">
          <text:p/>
        </draw:connector>
        <draw:frame draw:style-name="gr7" draw:text-style-name="P6" draw:layer="layout" svg:width="0.832cm" svg:height="0.649cm" svg:x="9.701cm" svg:y="11.701cm">
          <draw:text-box>
            <text:p><text:span text:style-name="T1">SI</text:span></text:p>
          </draw:text-box>
        </draw:frame>
        <draw:custom-shape draw:style-name="gr1" draw:text-style-name="P2" xml:id="id7" draw:id="id7" draw:layer="layout" svg:width="2.4cm" svg:height="1.9cm" svg:x="10.802cm" svg:y="15.702cm">
          <text:p text:style-name="P1"><text:span text:style-name="T1">¿complet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2cm" svg:y1="15.2cm" svg:x2="12.002cm" svg:y2="15.702cm" draw:start-shape="id6" draw:start-glue-point="2" draw:end-shape="id7" draw:end-glue-point="4" svg:d="M12000 15200l2 502" svg:viewBox="0 0 3 503">
          <text:p/>
        </draw:connector>
        <draw:custom-shape draw:style-name="gr1" draw:text-style-name="P1" xml:id="id8" draw:id="id8" draw:layer="layout" svg:width="2.6cm" svg:height="1.3cm" svg:x="14.2cm" svg:y="18.5cm">
          <text:p text:style-name="P1"><text:span text:style-name="T1">CONTRATO</text:span></text:p>
          <text:p text:style-name="P1"><text:span text:style-name="T1">PENDIENT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2.002cm" svg:y1="17.602cm" svg:x2="14.2cm" svg:y2="19.15cm" draw:start-shape="id7" draw:start-glue-point="6" draw:end-shape="id8" svg:d="M12002 17602v1548h2198" svg:viewBox="0 0 2199 1549">
          <text:p/>
        </draw:connector>
        <draw:frame draw:style-name="gr7" draw:text-style-name="P6" draw:layer="layout" svg:width="0.832cm" svg:height="0.649cm" svg:x="12.201cm" svg:y="18.302cm">
          <draw:text-box>
            <text:p><text:span text:style-name="T1">SI</text:span></text:p>
          </draw:text-box>
        </draw:frame>
        <draw:connector draw:style-name="gr4" draw:text-style-name="P1" draw:layer="layout" svg:x1="13.202cm" svg:y1="16.652cm" svg:x2="6.2cm" svg:y2="4.95cm" draw:start-shape="id7" draw:start-glue-point="7" draw:end-shape="id3" draw:end-glue-point="10" svg:d="M13202 16652h502v-11702h-7504" svg:viewBox="0 0 7505 11703">
          <text:p/>
        </draw:connector>
        <draw:frame draw:style-name="gr7" draw:text-style-name="P6" draw:layer="layout" svg:width="1.031cm" svg:height="0.649cm" svg:x="13.001cm" svg:y="17.103cm">
          <draw:text-box>
            <text:p><text:span text:style-name="T1">NO</text:span></text:p>
          </draw:text-box>
        </draw:frame>
        <draw:custom-shape draw:style-name="gr1" draw:text-style-name="P2" xml:id="id9" draw:id="id9" draw:layer="layout" svg:width="2.4cm" svg:height="1.303cm" svg:x="14.303cm" svg:y="20.8cm">
          <text:p text:style-name="P1"><text:span text:style-name="T1">¿cobrad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5.5cm" svg:y1="19.8cm" svg:x2="15.503cm" svg:y2="20.8cm" draw:start-shape="id8" draw:start-glue-point="2" draw:end-shape="id9" draw:end-glue-point="4" svg:d="M15500 19800l3 1000" svg:viewBox="0 0 4 1001">
          <text:p/>
        </draw:connector>
        <draw:connector draw:style-name="gr4" draw:text-style-name="P1" draw:layer="layout" svg:x1="16.703cm" svg:y1="21.452cm" svg:x2="18.85cm" svg:y2="20cm" draw:start-shape="id9" draw:start-glue-point="7" draw:end-shape="id10" draw:end-glue-point="6" svg:d="M16703 21452h2147v-1452" svg:viewBox="0 0 2148 1453">
          <text:p/>
        </draw:connector>
        <draw:frame draw:style-name="gr7" draw:text-style-name="P6" draw:layer="layout" svg:width="1.031cm" svg:height="0.649cm" svg:x="16.702cm" svg:y="20.904cm">
          <draw:text-box>
            <text:p><text:span text:style-name="T1">NO</text:span></text:p>
          </draw:text-box>
        </draw:frame>
        <draw:custom-shape draw:style-name="gr1" draw:text-style-name="P1" xml:id="id11" draw:id="id11" draw:layer="layout" svg:width="2.6cm" svg:height="1.3cm" svg:x="14.2cm" svg:y="22.9cm">
          <text:p text:style-name="P1"><text:span text:style-name="T1">CONTRATO</text:span></text:p>
          <text:p text:style-name="P1"><text:span text:style-name="T1">PENDIEN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2.4cm" svg:height="1.303cm" svg:x="14.304cm" svg:y="24.8cm">
          <text:p text:style-name="P1"><text:span text:style-name="T1">¿facturad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5.503cm" svg:y1="22.103cm" svg:x2="15.5cm" svg:y2="22.9cm" draw:start-shape="id9" draw:start-glue-point="6" draw:end-shape="id11" draw:end-glue-point="0" svg:d="M15503 22103l-3 797" svg:viewBox="0 0 4 798">
          <text:p/>
        </draw:connector>
        <draw:connector draw:style-name="gr4" draw:text-style-name="P1" draw:layer="layout" draw:type="line" svg:x1="15.5cm" svg:y1="24.2cm" svg:x2="15.504cm" svg:y2="24.8cm" draw:start-shape="id11" draw:start-glue-point="2" draw:end-shape="id12" draw:end-glue-point="4" svg:d="M15500 24200l4 600" svg:viewBox="0 0 5 601">
          <text:p/>
        </draw:connector>
        <draw:connector draw:style-name="gr4" draw:text-style-name="P1" draw:layer="layout" draw:line-skew="0.199cm" svg:x1="16.704cm" svg:y1="25.452cm" svg:x2="16.8cm" svg:y2="23.55cm" draw:start-shape="id12" draw:start-glue-point="7" draw:end-shape="id11" draw:end-glue-point="1" svg:d="M16704 25452h796v-1902h-700" svg:viewBox="0 0 797 1903">
          <text:p/>
        </draw:connector>
        <draw:frame draw:style-name="gr7" draw:text-style-name="P6" draw:layer="layout" svg:width="1.031cm" svg:height="0.649cm" svg:x="16.603cm" svg:y="24.905cm">
          <draw:text-box>
            <text:p><text:span text:style-name="T1">NO</text:span></text:p>
          </draw:text-box>
        </draw:frame>
        <draw:custom-shape draw:style-name="gr1" draw:text-style-name="P5" xml:id="id13" draw:id="id13" draw:layer="layout" svg:width="0.8cm" svg:height="0.7cm" svg:x="15.1cm" svg:y="27cm">
          <text:p text:style-name="P1"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5.504cm" svg:y1="26.103cm" svg:x2="15.5cm" svg:y2="27cm" draw:start-shape="id12" draw:start-glue-point="6" draw:end-shape="id13" draw:end-glue-point="4" svg:d="M15504 26103l-4 897" svg:viewBox="0 0 5 898">
          <text:p/>
        </draw:connector>
        <draw:custom-shape draw:style-name="gr1" draw:text-style-name="P2" xml:id="id10" draw:id="id10" draw:layer="layout" svg:width="2.1cm" svg:height="1.7cm" svg:x="17.8cm" svg:y="18.3cm">
          <text:p text:style-name="P1"><text:span text:style-name="T1">¿cuenta </text:span></text:p>
          <text:p text:style-name="P1"><text:span text:style-name="T1">correct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line" svg:x1="17.8cm" svg:y1="19.15cm" svg:x2="16.8cm" svg:y2="19.15cm" draw:start-shape="id10" draw:start-glue-point="5" draw:end-shape="id8" draw:end-glue-point="1" svg:d="M17800 19150h-1000" svg:viewBox="0 0 1001 1">
          <text:p/>
        </draw:connector>
        <draw:frame draw:style-name="gr7" draw:text-style-name="P6" draw:layer="layout" svg:width="0.832cm" svg:height="0.649cm" svg:x="17.001cm" svg:y="19.303cm">
          <draw:text-box>
            <text:p><text:span text:style-name="T1">SI</text:span></text:p>
          </draw:text-box>
        </draw:frame>
        <draw:connector draw:style-name="gr4" draw:text-style-name="P1" draw:layer="layout" svg:x1="18.85cm" svg:y1="18.3cm" svg:x2="6.2cm" svg:y2="4.95cm" draw:start-shape="id10" draw:start-glue-point="4" draw:end-shape="id3" draw:end-glue-point="10" svg:d="M18850 18300v-13350h-12650" svg:viewBox="0 0 12651 13351">
          <text:p/>
        </draw:connector>
        <draw:line draw:style-name="gr2" draw:text-style-name="P1" draw:layer="layout" svg:x1="2.2cm" svg:y1="8.7cm" svg:x2="20cm" svg:y2="8.7cm">
          <text:p/>
        </draw:line>
        <draw:line draw:style-name="gr2" draw:text-style-name="P1" draw:layer="layout" svg:x1="2.2cm" svg:y1="13.6cm" svg:x2="20cm" svg:y2="13.6cm">
          <text:p/>
        </draw:line>
        <draw:line draw:style-name="gr2" draw:text-style-name="P1" draw:layer="layout" svg:x1="2.2cm" svg:y1="18.2cm" svg:x2="20cm" svg:y2="18.2cm">
          <text:p/>
        </draw:line>
        <draw:frame draw:style-name="gr7" draw:text-style-name="P6" draw:layer="layout" svg:width="1.031cm" svg:height="0.649cm" svg:x="18.703cm" svg:y="17.505cm">
          <draw:text-box>
            <text:p><text:span text:style-name="T1">NO</text:span></text:p>
          </draw:text-box>
        </draw:frame>
        <draw:line draw:style-name="gr2" draw:text-style-name="P1" draw:layer="layout" svg:x1="2.2cm" svg:y1="22.3cm" svg:x2="20cm" svg:y2="22.3cm">
          <text:p/>
        </draw:line>
        <draw:line draw:style-name="gr2" draw:text-style-name="P1" draw:layer="layout" svg:x1="2.2cm" svg:y1="26.5cm" svg:x2="20cm" svg:y2="26.5cm">
          <text:p/>
        </draw:line>
        <draw:custom-shape draw:style-name="gr1" draw:text-style-name="P5" xml:id="id14" draw:id="id14" draw:layer="layout" svg:width="0.8cm" svg:height="0.7cm" svg:x="8.301cm" svg:y="14.201cm">
          <text:p text:style-name="P1"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9.101cm" svg:y1="14.551cm" svg:x2="10.7cm" svg:y2="14.55cm" draw:start-shape="id14" draw:start-glue-point="10" draw:end-shape="id6" draw:end-glue-point="3" svg:d="M9101 14551l1599-1" svg:viewBox="0 0 1600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C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ímbolos_20_de_20_numeración" style:display-name="Símbolos de numeración" style:family="graphic">
      <style:paragraph-properties style:text-autospace="none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Pie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9T11:40:40.367551935</meta:creation-date>
    <dc:date>2015-07-02T10:39:38.723976454</dc:date>
    <meta:editing-duration>PT1H47M48S</meta:editing-duration>
    <meta:editing-cycles>11</meta:editing-cycles>
    <meta:generator>LibreOffice/4.2.8.2$Linux_X86_64 LibreOffice_project/420m0$Build-2</meta:generator>
    <meta:document-statistic meta:object-count="64"/>
  </office:meta>
</office:document-meta>
</file>